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officeooo:rsid="001783f3" officeooo:paragraph-rsid="001783f3"/>
    </style:style>
    <style:style style:name="P4" style:family="paragraph" style:parent-style-name="Standard">
      <style:text-properties style:text-underline-style="solid" style:text-underline-width="auto" style:text-underline-color="font-color" fo:font-weight="bold" officeooo:rsid="001783f3" officeooo:paragraph-rsid="001783f3"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d19b" officeooo:paragraph-rsid="0018d19b" style:font-weight-asian="bold" style:font-weight-complex="bold"/>
    </style:style>
    <style:style style:name="P6" style:family="paragraph" style:parent-style-name="Standard">
      <style:text-properties style:text-underline-style="solid" style:text-underline-width="auto" style:text-underline-color="font-color" fo:font-weight="normal" officeooo:rsid="001783f3" officeooo:paragraph-rsid="001783f3" style:font-weight-asian="normal" style:font-weight-complex="normal"/>
    </style:style>
    <style:style style:name="P7" style:family="paragraph" style:parent-style-name="Standard">
      <style:text-properties style:text-underline-style="none" officeooo:rsid="001783f3" officeooo:paragraph-rsid="001783f3"/>
    </style:style>
    <style:style style:name="P8" style:family="paragraph" style:parent-style-name="Standard">
      <style:text-properties style:text-underline-style="none" fo:font-weight="bold" officeooo:rsid="0018d19b" officeooo:paragraph-rsid="0018d19b" style:font-weight-asian="bold" style:font-weight-complex="bold"/>
    </style:style>
    <style:style style:name="P9" style:family="paragraph" style:parent-style-name="Standard">
      <style:text-properties style:text-underline-style="none" fo:font-weight="bold" officeooo:rsid="001cb47f" officeooo:paragraph-rsid="001cb47f" style:font-weight-asian="bold" style:font-weight-complex="bold"/>
    </style:style>
    <style:style style:name="P10" style:family="paragraph" style:parent-style-name="Standard">
      <style:text-properties style:text-underline-style="none" fo:font-weight="normal" officeooo:rsid="001783f3" officeooo:paragraph-rsid="001783f3" style:font-weight-asian="normal" style:font-weight-complex="normal"/>
    </style:style>
    <style:style style:name="P11" style:family="paragraph" style:parent-style-name="Standard">
      <style:text-properties officeooo:paragraph-rsid="001cb47f"/>
    </style:style>
    <style:style style:name="P12" style:family="paragraph" style:parent-style-name="Standard">
      <style:text-properties fo:font-weight="normal" style:font-weight-asian="normal" style:font-weight-complex="normal"/>
    </style:style>
    <style:style style:name="P13" style:family="paragraph" style:parent-style-name="Text_20_body">
      <style:text-properties officeooo:paragraph-rsid="001cb47f"/>
    </style:style>
    <style:style style:name="P14" style:family="paragraph" style:parent-style-name="Text_20_body">
      <style:text-properties officeooo:paragraph-rsid="001e5b17"/>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paragraph-properties fo:text-align="justify" style:justify-single-word="false"/>
    </style:style>
    <style:style style:name="P20" style:family="paragraph" style:parent-style-name="Text_20_body" style:list-style-name="L9">
      <style:paragraph-properties fo:text-align="justify" style:justify-single-word="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text-properties officeooo:paragraph-rsid="001e5b17"/>
    </style:style>
    <style:style style:name="P23" style:family="paragraph" style:parent-style-name="Text_20_body">
      <style:paragraph-properties fo:margin-top="0cm" fo:margin-bottom="0cm" loext:contextual-spacing="false"/>
      <style:text-properties officeooo:paragraph-rsid="001e5b17"/>
    </style:style>
    <style:style style:name="P24" style:family="paragraph" style:parent-style-name="Text_20_body" style:list-style-name="L6">
      <style:paragraph-properties fo:margin-top="0cm" fo:margin-bottom="0cm" loext:contextual-spacing="false"/>
    </style:style>
    <style:style style:name="P25" style:family="paragraph" style:parent-style-name="Text_20_body" style:list-style-name="L7">
      <style:paragraph-properties fo:margin-top="0cm" fo:margin-bottom="0cm" loext:contextual-spacing="false"/>
    </style:style>
    <style:style style:name="P26" style:family="paragraph" style:parent-style-name="Text_20_body" style:list-style-name="L8">
      <style:paragraph-properties fo:margin-top="0cm" fo:margin-bottom="0cm" loext:contextual-spacing="false"/>
    </style:style>
    <style:style style:name="P27" style:family="paragraph" style:parent-style-name="Text_20_body" style:list-style-name="L9">
      <style:paragraph-properties fo:margin-top="0cm" fo:margin-bottom="0cm" loext:contextual-spacing="false" fo:text-align="justify" style:justify-single-word="false"/>
    </style:style>
    <style:style style:name="P28" style:family="paragraph" style:parent-style-name="Heading_20_1">
      <style:text-properties fo:font-size="18pt" fo:font-weight="normal" style:font-size-asian="18pt" style:font-weight-asian="normal" style:font-size-complex="18pt" style:font-weight-complex="normal"/>
    </style:style>
    <style:style style:name="P29" style:family="paragraph" style:parent-style-name="Heading_20_1">
      <style:text-properties officeooo:paragraph-rsid="001cb47f"/>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e5b17" style:font-weight-asian="normal" style:font-weight-complex="normal"/>
    </style:style>
    <style:style style:name="T4" style:family="text">
      <style:text-properties officeooo:rsid="0017b5e5"/>
    </style:style>
    <style:style style:name="T5" style:family="text">
      <style:text-properties officeooo:rsid="0018d19b"/>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8d19b"/>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1a89f3" style:font-weight-asian="normal" style:font-weight-complex="normal"/>
    </style:style>
    <style:style style:name="T10" style:family="text">
      <style:text-properties style:text-underline-style="solid" style:text-underline-width="auto" style:text-underline-color="font-color" fo:font-weight="normal" officeooo:rsid="001b493d" style:font-weight-asian="normal" style:font-weight-complex="normal"/>
    </style:style>
    <style:style style:name="T11" style:family="text">
      <style:text-properties style:text-underline-style="solid" style:text-underline-width="auto" style:text-underline-color="font-color" fo:font-weight="normal" officeooo:rsid="001cb47f" style:font-weight-asian="normal" style:font-weight-complex="normal"/>
    </style:style>
    <style:style style:name="T12" style:family="text">
      <style:text-properties style:text-underline-style="solid" style:text-underline-width="auto" style:text-underline-color="font-color" officeooo:rsid="001b493d"/>
    </style:style>
    <style:style style:name="T13" style:family="text">
      <style:text-properties style:text-underline-style="solid" style:text-underline-width="auto" style:text-underline-color="font-color" officeooo:rsid="001cb47f"/>
    </style:style>
    <style:style style:name="T14" style:family="text">
      <style:text-properties style:text-underline-style="solid" style:text-underline-width="auto" style:text-underline-color="font-color" officeooo:rsid="001e5b17"/>
    </style:style>
    <style:style style:name="T15" style:family="text">
      <style:text-properties fo:font-weight="normal" style:font-weight-asian="normal" style:font-weight-complex="normal"/>
    </style:style>
    <style:style style:name="T16" style:family="text">
      <style:text-properties fo:font-weight="normal" officeooo:rsid="001a89f3" style:font-weight-asian="normal" style:font-weight-complex="normal"/>
    </style:style>
    <style:style style:name="T17" style:family="text">
      <style:text-properties fo:font-weight="normal" officeooo:rsid="001b493d" style:font-weight-asian="normal" style:font-weight-complex="normal"/>
    </style:style>
    <style:style style:name="T18" style:family="text">
      <style:text-properties fo:font-weight="normal" officeooo:rsid="001cb47f" style:font-weight-asian="normal" style:font-weight-complex="normal"/>
    </style:style>
    <style:style style:name="T19" style:family="text">
      <style:text-properties fo:font-weight="normal" officeooo:rsid="001e5b17" style:font-weight-asian="normal" style:font-weight-complex="normal"/>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1e5b17" style:font-size-asian="14pt" style:font-weight-asian="normal" style:font-size-complex="14pt" style:font-weight-complex="normal"/>
    </style:style>
    <style:style style:name="T22" style:family="text">
      <style:text-properties fo:font-weight="bold"/>
    </style:style>
    <style:style style:name="T23" style:family="text">
      <style:text-properties officeooo:rsid="001e5b1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INS DU VISAGE</text:p>
      <text:p text:style-name="P4"/>
      <text:p text:style-name="P3">*Gommage peau sensible </text:p>
      <text:p text:style-name="P3"/>
      <text:p text:style-name="P3"><text:span text:style-name="T1">L’alliance de l’Eau de Gamarde Les Bains, de l’huile d’Argan Biologique réparatrice et de grains végétaux ultra-fins permet un gommage efficace et respectueux pour tous les types de peau. D’une rare douceur, ce soin préserve l’épiderme, protège son film hydrolipidique et stimule l’activité cellulaire. Votre teint est visiblement éclairci et lumineux!</text:span> </text:p>
      <text:p text:style-name="P3"/>
      <text:p text:style-name="P3">*Creme visage Aloé verra</text:p>
      <text:p text:style-name="P3"/>
      <text:p text:style-name="P7">Cette crème visage revitalisante est une version très enrichie en matières nobles qui permettent la refonte complète de votre peau agressée par les conditions difficiles de notre vie moderne. </text:p>
      <text:p text:style-name="P7"/>
      <text:p text:style-name="P3">*Masque Argile rose</text:p>
      <text:p text:style-name="P3"/>
      <text:p text:style-name="P7">Le Masque à l’Argile Rose Cattier permet aux peaux sensibles et réactives de profiter d’un soin douceur purifiant, pour un effet « bonne mine » garanti. Enrichi en beurre de karité bio, reconnu pour ses vertus réparatrices, anti-desséchantes et protectrices, en menthe poivrée bio, aux propriétés rafraîchissantes, antiseptiques et stimulantes et en aloe vera, hydratante et apaisante, il adoucit et nourrit l’épiderme, oxygène et clarifie la peau.<text:line-break/>Grâce à la richesse en micronutriments de l’argile, il apporte les minéraux et oligo-éléments nécessaires à la santé et à l’éclat de la peau.</text:p>
      <text:p text:style-name="P7"/>
      <text:p text:style-name="P3">*Crème lait d’anesse</text:p>
      <text:p text:style-name="P7"/>
      <text:p text:style-name="P7">Une crème de jour au Lait d´ânesse (équivalent 10% frais) combinant les propriétés exceptionnelles du lait d´ânesse à celles de l´Huile de graine de jojoba, de graine de sésame, d´amande douce, de Noyaux d´abricot, du beurre de karité et de l´aloé vera. </text:p>
      <text:p text:style-name="P7"/>
      <text:p text:style-name="P7"/>
      <text:p text:style-name="P4">SOIN DU CORPS</text:p>
      <text:p text:style-name="P4"/>
      <text:p text:style-name="P6">* <text:span text:style-name="T4">Jambes lourdes.</text:span></text:p>
      <text:p text:style-name="P10">Gel à effet froid pour soulager les jambes fatiguées. </text:p>
      <text:p text:style-name="P10"/>
      <text:p text:style-name="P10">*<text:span text:style-name="T6"> </text:span><text:span text:style-name="T7">Baume décolté et cou</text:span></text:p>
      <text:p text:style-name="P10"><text:span text:style-name="T7"/></text:p>
      <text:p text:style-name="P10"><text:span text:style-name="T5">Baume anti-âge pour la zone fragile du cou et du décolleté</text:span></text:p>
      <text:p text:style-name="P10"/>
      <text:p text:style-name="P10">*<text:span text:style-name="T6"> </text:span><text:span text:style-name="T7">Baume anti-cellulite</text:span></text:p>
      <text:p text:style-name="P10">Coffret minceur composé de 2 huiles sèches minceur et d'une ventouse anti-cellulite. </text:p>
      <text:p text:style-name="P10"/>
      <text:p text:style-name="P10">*<text:span text:style-name="T7">crème lavante</text:span></text:p>
      <text:p text:style-name="P10"><text:span text:style-name="T5">Soins à l'eau thermale d'Uriage aux propriétés apaisantes, adoucissantes et hydratentes.  </text:span></text:p>
      <text:p text:style-name="P10"/>
      <text:p text:style-name="P10">*<text:span text:style-name="T6"> </text:span><text:span text:style-name="T12">crème anti-vergetures</text:span></text:p>
      <text:p text:style-name="P10"><text:span text:style-name="T12"/></text:p>
      <text:p text:style-name="P10"><text:span text:style-name="T12"/></text:p>
      <text:p text:style-name="P10"/>
      <text:p text:style-name="P5">HERBORISTERIE</text:p>
      <text:p text:style-name="P5"/>
      <text:p text:style-name="P5"><text:soft-page-break/>* <text:span text:style-name="T16">Infusion Confort articulaire</text:span></text:p>
      <text:p text:style-name="P8"><text:span text:style-name="T16">Infusion au cassis, ortie, frêne, romarin et reine des pré</text:span></text:p>
      <text:p text:style-name="P8"><text:span text:style-name="T16"/></text:p>
      <text:p text:style-name="P8"><text:span text:style-name="T16">*</text:span><text:span text:style-name="T9">Infusion digestion</text:span></text:p>
      <text:p text:style-name="P8"><text:span text:style-name="T16">Infusion biologique à base de Fenouil, Coriandre, Réglisse, Camomille et Verveine.  </text:span></text:p>
      <text:p text:style-name="P8"><text:span text:style-name="T16"/></text:p>
      <text:p text:style-name="P8"><text:span text:style-name="T16">* </text:span><text:span text:style-name="T10">Thé energie positive</text:span></text:p>
      <text:p text:style-name="P8"><text:span text:style-name="T17">Infusions au maté vert revigorant et au guarana stimulant</text:span></text:p>
      <text:p text:style-name="P8"><text:span text:style-name="T17"/></text:p>
      <text:p text:style-name="P8"><text:span text:style-name="T17">* </text:span><text:span text:style-name="T10">Thé kg superflu</text:span></text:p>
      <text:p text:style-name="P8"><text:span text:style-name="T17">infusions spécifiquement dédiée à votre minceur. En associant des plantes aux bienfaits minceur et des arômes gourmands, vous gardez une jolie silhouette tout en vous faisant plaisir !</text:span></text:p>
      <text:p text:style-name="P8"><text:span text:style-name="T10"/></text:p>
      <text:p text:style-name="P8"><text:span text:style-name="T10"/></text:p>
      <text:p text:style-name="P9"><text:span text:style-name="T12">B</text:span><text:span text:style-name="T6">EBE</text:span></text:p>
      <text:p text:style-name="P9"><text:span text:style-name="T6"/></text:p>
      <text:p text:style-name="P9"><text:span text:style-name="T6">* </text:span><text:span text:style-name="T8">Brosses à dent</text:span></text:p>
      <text:p text:style-name="P11"/>
      <text:p text:style-name="P14">1 brosse de massage à picots arrondis : massage efficace des gencives. </text:p>
      <text:p text:style-name="P14">1 brosse à picots coniques : brossage des 1ères dents tout en douceur. </text:p>
      <text:p text:style-name="P14">1 anneau de sécurité, qui sert également de support de rangement. </text:p>
      <text:p text:style-name="Standard"><text:line-break/></text:p>
      <text:p text:style-name="Standard"><text:span text:style-name="T6"/></text:p>
      <text:p text:style-name="Standard"><text:span text:style-name="T6">* </text:span><text:span text:style-name="T13">Ciseaux à ongles</text:span></text:p>
      <text:p text:style-name="Standard"><text:span text:style-name="T13"/></text:p>
      <text:p text:style-name="Text_20_body">L<text:span text:style-name="T15">es </text:span><text:span text:style-name="Strong_20_Emphasis"><text:span text:style-name="T15">lames sont fines</text:span></text:span><text:span text:style-name="T15"> et les </text:span><text:span text:style-name="Strong_20_Emphasis"><text:span text:style-name="T15">extrémités arrondies</text:span></text:span><text:span text:style-name="T15">, totalement adaptées aux ongles fins de bébé.</text:span></text:p>
      <text:p text:style-name="Text_20_body"><text:span text:style-name="Strong_20_Emphasis"><text:span text:style-name="T15">Longueur </text:span></text:span><text:span text:style-name="Strong_20_Emphasis"><text:span text:style-name="T18">cis</text:span></text:span><text:span text:style-name="Strong_20_Emphasis"><text:span text:style-name="T15">eaux :</text:span></text:span><text:span text:style-name="T15"> environ 9.5 c</text:span><text:span text:style-name="T18">m</text:span></text:p>
      <text:p text:style-name="Text_20_body"><text:span text:style-name="T13"/></text:p>
      <text:h text:style-name="P28" text:outline-level="1"><text:span text:style-name="T13">* </text:span><text:span text:style-name="T14">éponges</text:span></text:h>
      <text:p text:style-name="Text_20_body"><text:span text:style-name="Strong_20_Emphasis"/></text:p>
      <text:p text:style-name="Text_20_body"><text:span text:style-name="Strong_20_Emphasis"><text:span text:style-name="T15">Hypoallergéniques et testées dermatologiquement</text:span></text:span><text:span text:style-name="Strong_20_Emphasis">,</text:span> elles sont élaborées à partir de fibres végétales et de coton. Dans la bain, leur texture très agréable permet un massage en douceur de la peau de Bébé.<text:span text:style-name="Strong_20_Emphasis">Contenance :</text:span> Lot de 2 éponges.</text:p>
      <text:p text:style-name="Text_20_body"/>
      <text:p text:style-name="P13">* <text:span text:style-name="T6">Le </text:span><text:span text:style-name="Strong_20_Emphasis"><text:span text:style-name="T6">Mouche Bébé Nuk</text:span></text:span></text:p>
      <text:p text:style-name="P13">par Aspiration Nuk possède un filtre à air en mousse et une double cavité de protection.</text:p>
      <text:p text:style-name="Text_20_body"><text:span text:style-name="T20">Il per</text:span><text:span text:style-name="T21">m</text:span><text:span text:style-name="T20">et de </text:span><text:span text:style-name="Strong_20_Emphasis"><text:span text:style-name="T20">soulager efficacement le nez pris</text:span></text:span><text:span text:style-name="T20"> de bébé tout en offrant une </text:span><text:span text:style-name="Strong_20_Emphasis"><text:span text:style-name="T20">double garantie d’hygiène à ses parents.</text:span></text:span></text:p>
      <text:p text:style-name="P15"/>
      <text:p text:style-name="Text_20_body"><text:soft-page-break/><text:span text:style-name="Strong_20_Emphasis"/></text:p>
      <text:p text:style-name="Text_20_body"><text:span text:style-name="Strong_20_Emphasis"/></text:p>
      <text:p text:style-name="Standard"/>
      <text:h text:style-name="P29" text:outline-level="1">* <text:span text:style-name="T11">Carrés coton</text:span></text:h>
      <text:p text:style-name="Text_20_body"><text:span text:style-name="T15"> Sa </text:span><text:span text:style-name="Strong_20_Emphasis"><text:span text:style-name="T15">face gauffrée</text:span></text:span><text:span text:style-name="T15"> avec des impressions en forme d'hippopotames permet un </text:span><text:span text:style-name="Strong_20_Emphasis"><text:span text:style-name="T15">nettoyage en profondeur et en douceur.</text:span></text:span></text:p>
      <text:p text:style-name="Text_20_body"><text:span text:style-name="Strong_20_Emphasis"><text:span text:style-name="T15"> </text:span></text:span><text:span text:style-name="T15">A utiliser imprégné de liniment, de lait de toilette, d'eau micéllaire ...</text:span></text:p>
      <text:p text:style-name="Text_20_body"><text:span text:style-name="T15"> Le sachet, qui présente une</text:span><text:span text:style-name="Strong_20_Emphasis"><text:span text:style-name="T15"> ouverture facile,</text:span></text:span><text:span text:style-name="T15"> est entièrement élaboré à base d</text:span><text:span text:style-name="Strong_20_Emphasis"><text:span text:style-name="T15">’amidon de mais, recyclable, biodégradable et compostable.</text:span></text:span></text:p>
      <text:p text:style-name="Text_20_body"/>
      <text:p text:style-name="Standard"><text:span text:style-name="T6">*</text:span><text:span text:style-name="T14">créme pour le change </text:span></text:p>
      <text:p text:style-name="Standard"><text:span text:style-name="T14"/></text:p>
      <text:p text:style-name="Text_20_body"><text:span text:style-name="T3">S</text:span><text:span text:style-name="T2">a formule au beurre de cacao bio, oxyde de zinc, et bisabolol, reconnus pour leurs propriétés filmogènes, antiseptiques et adoucissantes, forme un </text:span><text:span text:style-name="Strong_20_Emphasis"><text:span text:style-name="T2">film protecteur et apaisant</text:span></text:span><text:span text:style-name="T2"> qui isole la peau de l’humidité et du frottement des couches.Riche en huiles végétales nourrissantes et réparatrices (ximénia, olive bio et tournesol bio) et en beurre d’abricot bio, régénérant et hydratant, elle </text:span><text:span text:style-name="Strong_20_Emphasis"><text:span text:style-name="T2">prévient les irritations</text:span></text:span><text:span text:style-name="T2">, soulage les sensations d’inconfort et favorise la </text:span><text:span text:style-name="Strong_20_Emphasis"><text:span text:style-name="T2">disparition des rougeurs</text:span></text:span><text:span text:style-name="T2">.</text:span></text:p>
      <text:p text:style-name="Text_20_body"/>
      <text:p text:style-name="P16">* <text:span text:style-name="T23">couches.</text:span></text:p>
      <text:list xml:id="list3272844190928673818" text:style-name="L5">
        <text:list-header>
          <text:p text:style-name="P21">La cellulose est <text:span text:style-name="Strong_20_Emphasis">certifiée FSC</text:span> c'est-à-dire qu'elle est issue de forêts gérées durablement. </text:p>
          <text:p text:style-name="P22">L'enveloppe externe à base d'amidon végétal <text:span text:style-name="Strong_20_Emphasis">certifié sans OGM</text:span>. </text:p>
          <text:p text:style-name="P22">L'emballage est <text:span text:style-name="Strong_20_Emphasis">100% naturel, biodégradable et compostable</text:span> et imprimé avec de l'encre végétale. </text:p>
        </text:list-header>
      </text:list>
      <text:p text:style-name="P23"/>
      <text:p text:style-name="P23"><text:span text:style-name="T6">* </text:span><text:span text:style-name="T14">Lingettes</text:span></text:p>
      <text:p text:style-name="Text_20_body"><text:span text:style-name="T15">Les </text:span><text:span text:style-name="Strong_20_Emphasis"><text:span text:style-name="T15">Lingettes Bébé Coton Bio</text:span></text:span><text:span text:style-name="T15"> Babyléna respectent la peau de bébé et la nature. </text:span><text:span text:style-name="Strong_20_Emphasis"><text:span text:style-name="T15">Hypoallergéniques</text:span></text:span><text:span text:style-name="T15">, à l'eau florale d'</text:span><text:span text:style-name="Strong_20_Emphasis"><text:span text:style-name="T15">hamamélis, miel et propolis</text:span></text:span><text:span text:style-name="T15"> pour nettoyer en douceur et apaiser la peau de bébé.</text:span></text:p>
      <text:p text:style-name="Text_20_body"><text:span text:style-name="Strong_20_Emphasis"><text:span text:style-name="T15">100% coton biologique et biodégradable</text:span></text:span><text:span text:style-name="T15"> pour préserver l'environnement. Ne pas utiliser sur les yeux de béb</text:span><text:span text:style-name="T19">é.</text:span><text:span text:style-name="T15">Hypoallergénique - Testé sous contrôle dermatologique et pédiatrique - Sans parabènes, sans phtalates, sans phenoxyéthanol - Parfum d'origine naturelle sans allergènes - Non testé sur animaux</text:span></text:p>
      <text:p text:style-name="P12"/>
      <text:p text:style-name="P2">* <text:span text:style-name="T23">Soins</text:span></text:p>
      <text:p text:style-name="P16"/>
      <text:list xml:id="list149420219750641178" text:style-name="L6">
        <text:list-item>
          <text:p text:style-name="P24">Il nettoie .Il adoucit .Il nourrit et protège </text:p>
        </text:list-item>
      </text:list>
      <text:p text:style-name="Text_20_body"> </text:p>
      <text:p text:style-name="Text_20_body"><text:soft-page-break/>Pour en optimiser tous les bienfaits, l'huile d'olive utilisée est de haute qualité et issue de l'agriculture biologique pour une formule <text:span text:style-name="Strong_20_Emphasis">100% naturelle et hypoallergénique</text:span>.</text:p>
      <text:p text:style-name="Text_20_body">Hypoall<text:span text:style-name="T23">a</text:span>rgénique - Testé sous contrôle pédiatrique - Sans conservateur - Sans parfum - Non testé sur animaux.</text:p>
      <text:list xml:id="list106217279616806866" text:style-name="L7">
        <text:list-item>
          <text:p text:style-name="P25">Flacon à bouchon clapet de 400 ml </text:p>
        </text:list-item>
        <text:list-item>
          <text:p text:style-name="P17">Bouteille à flacon pompe de 1L. </text:p>
        </text:list-item>
      </text:list>
      <text:p text:style-name="Text_20_body"/>
      <text:p text:style-name="Text_20_body">* <text:span text:style-name="T23">S</text:span><text:span text:style-name="T14">hampoing</text:span></text:p>
      <text:p text:style-name="Standard"/>
      <text:p text:style-name="Text_20_body">Avec le <text:span text:style-name="Strong_20_Emphasis">Duo Hygiène Quotidienne Tout en Douceur</text:span> Teane, prenez soin de la peau délicate de bébé.</text:p>
      <text:p text:style-name="Text_20_body">Le <text:span text:style-name="Strong_20_Emphasis">Gel Nettoyant Bébé Corps et Cheveux</text:span> Téane est formulé spécifiquement pour la peau très sèche et sensible de votre bébé, ce gel doux lavant sans savon lave le corps et les cheveux sans dessécher.</text:p>
      <text:list xml:id="list6626960450436794101" text:style-name="L8">
        <text:list-item>
          <text:p text:style-name="P26">La glycérine nourrit et adoucit la peau. </text:p>
        </text:list-item>
        <text:list-item>
          <text:p text:style-name="P18">Les extraits de mauve bio et de lotus apaisent et soulagent les sensations de tiraillements. </text:p>
        </text:list-item>
      </text:list>
      <text:p text:style-name="Text_20_body">L<text:span text:style-name="Strong_20_Emphasis">'Eau Micellaire </text:span>Téane <text:span text:style-name="Strong_20_Emphasis">nettoie le visage et le corps</text:span> de bébé tout en respectant sa peau fragile.</text:p>
      <text:p text:style-name="Text_20_body"/>
      <text:p text:style-name="Text_20_body">Formulée spécifiquement pour les peaux sensibles, elle n’assèche pas la peau et laisse une odeur délicate et fraîche.</text:p>
      <text:p text:style-name="Text_20_body"><text:span text:style-name="Strong_20_Emphasis">Contenance de l'eau micellaire :</text:span> Flacon de 400 ml.</text:p>
      <text:p text:style-name="Text_20_body"><text:span text:style-name="Strong_20_Emphasis">Contenance du gel nettoyant :</text:span> Flacon de 250 ml.</text:p>
      <text:p text:style-name="Standard"/>
      <text:p text:style-name="Text_20_body"/>
      <text:p text:style-name="Text_20_body">*<text:span text:style-name="T6"> </text:span><text:span text:style-name="T14">Autre soin</text:span></text:p>
      <text:p text:style-name="P1">La <text:a xlink:type="simple" xlink:href="http://www.bebe-au-naturel.com/weleda-bebe-creme-pour-le-change--75-ml,bebe,produit,marque_30_-154-779,3.couche-lavable.html" office:target-frame-name="_blank" xlink:show="new" text:style-name="Internet_20_link" text:visited-style-name="Visited_20_Internet_20_Link"><text:span text:style-name="T22">Crème pour le Change</text:span></text:a><text:span text:style-name="T22"> Weleda</text:span> <text:span text:style-name="T22">prévient</text:span> efficacement <text:span text:style-name="T22">l'apparition des rougeurs</text:span> et <text:span text:style-name="T22">régénère l'épiderme</text:span> déjà fragilisé de votre bébé.</text:p>
      <text:p text:style-name="P1">Cette crème pour le change est aux <text:span text:style-name="T22">extraits de Calendula</text:span> et <text:span text:style-name="T22">de Camomille</text:span> de qualité biologique qui calment les rougeurs grâce à leurs vertus apaisantes. <text:span text:style-name="Strong_20_Emphasis">U</text:span><text:span text:style-name="T22">n mélange d'huile d'amande douce</text:span> et <text:span text:style-name="T22">d'huile de sésame</text:span>, de qualité biologique, favorise la régénération de l'épiderme. <text:span text:style-name="T22">La cire d'abeille</text:span> renforce cette action en formant un léger film protecteur non occlusif et <text:span text:style-name="T22">l'oxyde de zinc</text:span>, aux propriétés isolantes et absorbantes, assure une couvrance optimale.</text:p>
      <text:p text:style-name="P1">La <text:a xlink:type="simple" xlink:href="http://www.bebe-au-naturel.com/weleda-bebe-creme-lavante-corps-et-cheveux--200-ml,bebe,produit,marque_30_-2652-7652,3.couche-lavable.html" office:target-frame-name="_blank" xlink:show="new" text:style-name="Internet_20_link" text:visited-style-name="Visited_20_Internet_20_Link"><text:span text:style-name="Strong_20_Emphasis">Crème Lavante Corps et Cheveux</text:span></text:a><text:span text:style-name="Strong_20_Emphasis"> Weleda</text:span>, sans savon, au pH physiologique, est spécialement conçue pour la toilette quotidienne des bébés et des jeunes enfants. Elle <text:span text:style-name="T22">nettoie en douceur les cheveux délicats et la peau fragile de bébé</text:span>, grâce à une base lavante végétale douce, sans agents nettoyants irritants, qui ne pique pas les yeux. <text:line-break/><text:line-break/><text:soft-page-break/>Enrichie en <text:span text:style-name="T22">huiles d’amande douce et de sésame de qualité biologique</text:span>, elle prévient le dessèchement cutané. Elle contient également un <text:span text:style-name="T22">extrait de fleur de calendula de qualité biologique</text:span>, qui calme et apaise.<text:line-break/>Ces substances naturelles soigneusement sélectionnées laissent la peau souple et douce et facilitent le démêlage des cheveux.</text:p>
      <text:p text:style-name="P1">Le <text:a xlink:type="simple" xlink:href="http://www.bebe-au-naturel.com/weleda-bebe-lait-corporel-au-calendula--200-ml,bebe,produit,marque_30_-743-2836,3.couche-lavable.html" office:target-frame-name="_blank" xlink:show="new" text:style-name="Internet_20_link" text:visited-style-name="Visited_20_Internet_20_Link"><text:span text:style-name="T22">Lait de Corporel Bébé</text:span></text:a><text:span text:style-name="T22"> Weleda</text:span> a été formulé pour la toilette quotidienne de votre bébé. Il <text:span text:style-name="T22">nettoie en douceur </text:span>tout en respectant l'équilibre délicat de l'épiderme.<text:line-break/><text:line-break/>A base d<text:span text:style-name="T22">'extrait de Calendula </text:span>de qualité biologique qui <text:span text:style-name="T22">calme et apaise</text:span>. De l'<text:span text:style-name="T22">Huile de Jojoba</text:span> et du <text:span text:style-name="T22">Beurre de Karité</text:span> <text:span text:style-name="T22">préviennent le dessèchement cutané</text:span> et <text:span text:style-name="T22">préservent la douceur</text:span> de la peau.</text:p>
      <text:p text:style-name="P1"><text:span text:style-name="Strong_20_Emphasis">Contenance :</text:span></text:p>
      <text:list xml:id="list7227532423824845136" text:style-name="L9">
        <text:list-item>
          <text:p text:style-name="P27">1 tube de crème lavante de 200 ml, </text:p>
        </text:list-item>
        <text:list-item>
          <text:p text:style-name="P27">1 tube de lait de toilette de 200 ml, </text:p>
        </text:list-item>
        <text:list-item>
          <text:p text:style-name="P20">1 tube de crème pour le change de 75 ml. </text:p>
        </text:list-item>
      </text:list>
      <text:p text:style-name="P1"/>
      <text:p text:style-name="P1"/>
      <text:p text:style-name="P1"><text:span text:style-name="T6">* </text:span><text:span text:style-name="T14">Talc</text:span></text:p>
      <text:p text:style-name="Text_20_body">Le <text:span text:style-name="Strong_20_Emphasis">Talc en Poudre pour Bébé</text:span> Anaé est 100% naturel, sans parfum ni adjuvant. Il est particulièrement indiqué pour l'hygiène et les soins quotidiens du bébé et de l'adul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Text_20_body"><text:span text:style-name="Strong_20_Empha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09:26:43.262255046</meta:creation-date>
    <dc:date>2017-03-14T16:06:36.781846110</dc:date>
    <meta:editing-duration>PT4M32S</meta:editing-duration>
    <meta:editing-cycles>1</meta:editing-cycles>
    <meta:document-statistic meta:table-count="0" meta:image-count="0" meta:object-count="0" meta:page-count="5" meta:paragraph-count="82" meta:word-count="1267" meta:character-count="7909" meta:non-whitespace-character-count="6700"/>
    <meta:generator>LibreOffice/5.2.2.2$Linux_X86_64 LibreOffice_project/20m0$Build-2</meta:generator>
  </office:meta>
</office:document-meta>
</file>